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4DB289FD744ABA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37b70" draw:textarea-horizontal-align="justify" draw:textarea-vertical-align="middle" draw:auto-grow-height="false" fo:min-height="1.815cm" fo:min-width="3.311cm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2.743cm"/>
    </style:style>
    <style:style style:name="gr3" style:family="graphic" style:parent-style-name="standard">
      <style:graphic-properties draw:fill-color="#7da7d8" draw:textarea-horizontal-align="justify" draw:textarea-vertical-align="middle" draw:auto-grow-height="false" fo:min-height="1.469cm" fo:min-width="2.743cm"/>
    </style:style>
    <style:style style:name="gr4" style:family="graphic" style:parent-style-name="standard">
      <style:graphic-properties draw:fill-color="#7da7d8" draw:textarea-horizontal-align="justify" draw:textarea-vertical-align="middle" draw:auto-grow-height="false" fo:min-height="1.469cm" fo:min-width="3.378cm"/>
    </style:style>
    <style:style style:name="gr5" style:family="graphic" style:parent-style-name="standard">
      <style:graphic-properties draw:fill-color="#fdc578" draw:textarea-horizontal-align="justify" draw:textarea-vertical-align="middle" draw:auto-grow-height="false" fo:min-height="0.258cm" fo:min-width="0.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da7d8" draw:textarea-horizontal-align="justify" draw:textarea-vertical-align="middle" draw:auto-grow-height="false" fo:min-height="0.21cm" fo:min-width="0.849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227cm" fo:min-width="0.263cm"/>
    </style:style>
    <style:style style:name="P1" style:family="paragraph">
      <style:paragraph-properties fo:text-align="center"/>
    </style:style>
    <style:style style:name="P2" style:family="paragraph">
      <loext:graphic-properties draw:fill-color="#f37b70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7da7d8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fdc578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6pt"/>
    </style:style>
    <style:style style:name="P10" style:family="paragraph">
      <loext:graphic-properties draw:fill="none" draw:fill-color="#ffffff"/>
      <style:text-properties fo:font-size="6pt" style:font-size-asian="8pt" style:font-size-complex="8pt"/>
    </style:style>
    <style:style style:name="P11" style:family="paragraph"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.81cm" svg:height="3.302cm" svg:x="21.32cm" svg:y="16.494cm">
          <text:p text:style-name="P1"><text:span text:style-name="T1">Campus Du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.81cm" svg:height="3.302cm" svg:x="11.033cm" svg:y="16.494cm">
          <text:p text:style-name="P1"><text:span text:style-name="T1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6" draw:id="id16" draw:layer="layout" svg:width="3.81cm" svg:height="3.302cm" svg:x="1.762cm" svg:y="16.494cm">
          <text:p text:style-name="P1"><text:span text:style-name="T1">Mensaplän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.905cm" svg:x="12.557cm" svg:y="1.762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905cm" svg:x="12.557cm" svg:y="1.762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429cm" svg:height="1.905cm" svg:x="2.27cm" svg:y="5.699cm">
          <text:p text:style-name="P4"><text:span text:style-name="T1">Pus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064cm" svg:height="1.905cm" svg:x="22.463cm" svg:y="5.699cm">
          <text:p text:style-name="P4"><text:span text:style-name="T1">CALDAV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29cm" svg:height="1.905cm" svg:x="8.493cm" svg:y="5.699cm">
          <text:p text:style-name="P4"><text:span text:style-name="T1">Webanwend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429cm" svg:height="1.905cm" svg:x="15.859cm" svg:y="5.699cm">
          <text:p text:style-name="P4"><text:span text:style-name="T1">We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3.429cm" svg:height="1.905cm" svg:x="7.731cm" svg:y="11.641cm">
          <text:p text:style-name="P4"><text:span text:style-name="T1">D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.429cm" svg:height="1.905cm" svg:x="16.748cm" svg:y="11.668cm">
          <text:p text:style-name="P4"><text:span text:style-name="T1">Caching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3.429cm" svg:height="1.905cm" svg:x="23.352cm" svg:y="11.668cm">
          <text:p text:style-name="P4"><text:span text:style-name="T1">Login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1.27cm" svg:height="0.508cm" svg:x="15.097cm" svg:y="1.508cm">
          <text:p text:style-name="P1"><text:span text:style-name="T2">: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27cm" svg:height="0.508cm" svg:x="13.827cm" svg:y="1.508cm">
          <text:p text:style-name="P1"><text:span text:style-name="T2">:443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15.732cm" svg:y1="1.508cm" svg:x2="14.462cm" svg:y2="1.508cm" draw:start-shape="id1" draw:end-shape="id2" svg:d="M15732 1508c0-751-1270-751-1270 0" svg:viewBox="0 0 1271 564">
          <text:p/>
        </draw:connector>
        <draw:custom-shape draw:style-name="gr5" draw:text-style-name="P6" xml:id="id6" draw:id="id6" draw:layer="layout" svg:width="1.27cm" svg:height="0.508cm" svg:x="4.683cm" svg:y="5.318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1.27cm" svg:height="0.508cm" svg:x="25.765cm" svg:y="11.41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1.27cm" svg:height="0.508cm" svg:x="19.415cm" svg:y="11.41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1.27cm" svg:height="0.508cm" svg:x="10.398cm" svg:y="11.387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508cm" svg:x="22.59cm" svg:y="16.621cm">
          <text:p text:style-name="P1"><text:span text:style-name="T2">:44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1.27cm" svg:height="0.508cm" svg:x="18.399cm" svg:y="5.318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1.27cm" svg:height="0.508cm" svg:x="10.906cm" svg:y="5.318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1.27cm" svg:height="0.508cm" svg:x="12.303cm" svg:y="16.621cm">
          <text:p text:style-name="P1"><text:span text:style-name="T2">:543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508cm" svg:x="3.032cm" svg:y="16.621cm">
          <text:p text:style-name="P1"><text:span text:style-name="T2">:80,44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27cm" svg:height="0.508cm" svg:x="25.511cm" svg:y="5.318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1.334cm" svg:x1="19.288cm" svg:y1="6.651cm" svg:x2="25.511cm" svg:y2="5.572cm" draw:start-shape="id3" draw:start-glue-point="1" draw:end-shape="id4" draw:end-glue-point="3" svg:d="M19288 6651h1778v-1079h4445" svg:viewBox="0 0 6224 1080">
          <text:p/>
        </draw:connector>
        <draw:connector draw:style-name="gr7" draw:text-style-name="P1" draw:layer="layout" svg:x1="14.271cm" svg:y1="3.667cm" svg:x2="5.318cm" svg:y2="5.318cm" draw:start-shape="id5" draw:start-glue-point="2" draw:end-shape="id6" draw:end-glue-point="0" svg:d="M14271 3667v826h-8953v825" svg:viewBox="0 0 8954 1652">
          <text:p/>
        </draw:connector>
        <draw:connector draw:style-name="gr7" draw:text-style-name="P1" draw:layer="layout" svg:x1="14.271cm" svg:y1="3.667cm" svg:x2="11.541cm" svg:y2="5.318cm" draw:start-shape="id5" draw:start-glue-point="2" draw:end-shape="id7" draw:end-glue-point="0" svg:d="M14271 3667v826h-2730v825" svg:viewBox="0 0 2731 1652">
          <text:p/>
        </draw:connector>
        <draw:connector draw:style-name="gr7" draw:text-style-name="P1" draw:layer="layout" svg:x1="14.271cm" svg:y1="3.667cm" svg:x2="19.034cm" svg:y2="5.318cm" draw:start-shape="id5" draw:end-shape="id8" draw:end-glue-point="0" svg:d="M14271 3667v826h4763v825" svg:viewBox="0 0 4764 1652">
          <text:p/>
        </draw:connector>
        <draw:connector draw:style-name="gr7" draw:text-style-name="P1" draw:layer="layout" svg:x1="14.271cm" svg:y1="3.667cm" svg:x2="26.146cm" svg:y2="5.318cm" draw:start-shape="id5" draw:start-glue-point="2" draw:end-shape="id4" draw:end-glue-point="0" svg:d="M14271 3667v826h11875v825" svg:viewBox="0 0 11876 1652">
          <text:p/>
        </draw:connector>
        <draw:connector draw:style-name="gr8" draw:text-style-name="P8" draw:layer="layout" draw:line-skew="1.333cm" svg:x1="3.984cm" svg:y1="7.604cm" svg:x2="11.033cm" svg:y2="11.387cm" draw:start-shape="id9" draw:start-glue-point="2" draw:end-shape="id10" draw:end-glue-point="0" svg:d="M3984 7604v3225h7049v558" svg:viewBox="0 0 7050 3784">
          <text:p/>
        </draw:connector>
        <draw:connector draw:style-name="gr8" draw:text-style-name="P8" draw:layer="layout" draw:line-skew="0.698cm" svg:x1="17.573cm" svg:y1="7.604cm" svg:x2="11.033cm" svg:y2="11.387cm" draw:start-shape="id3" draw:start-glue-point="2" draw:end-shape="id10" draw:end-glue-point="0" svg:d="M17573 7604v2590h-6540v1193" svg:viewBox="0 0 6541 3784">
          <text:p/>
        </draw:connector>
        <draw:connector draw:style-name="gr7" draw:text-style-name="P1" draw:layer="layout" svg:x1="16.748cm" svg:y1="12.62cm" svg:x2="11.668cm" svg:y2="11.641cm" draw:start-shape="id11" draw:start-glue-point="3" draw:end-shape="id10" draw:end-glue-point="1" svg:d="M16748 12620h-2540v-979h-2540" svg:viewBox="0 0 5081 980">
          <text:p/>
        </draw:connector>
        <draw:connector draw:style-name="gr8" draw:text-style-name="P8" draw:layer="layout" draw:line-skew="-1.207cm" svg:x1="17.573cm" svg:y1="7.604cm" svg:x2="26.4cm" svg:y2="11.414cm" draw:start-shape="id3" draw:start-glue-point="2" draw:end-shape="id12" draw:end-glue-point="0" svg:d="M17573 7604v698h8827v3112" svg:viewBox="0 0 8828 3811">
          <text:p/>
        </draw:connector>
        <draw:connector draw:style-name="gr8" draw:text-style-name="P8" draw:layer="layout" draw:line-skew="0.317cm" svg:x1="17.573cm" svg:y1="7.604cm" svg:x2="20.05cm" svg:y2="11.414cm" draw:start-shape="id3" draw:start-glue-point="2" draw:end-shape="id13" draw:end-glue-point="0" svg:d="M17573 7604v2222h2477v1588" svg:viewBox="0 0 2478 3811">
          <text:p/>
        </draw:connector>
        <draw:connector draw:style-name="gr7" draw:text-style-name="P1" draw:layer="layout" svg:x1="9.445cm" svg:y1="13.546cm" svg:x2="12.938cm" svg:y2="16.621cm" draw:start-shape="id14" draw:start-glue-point="2" draw:end-shape="id15" draw:end-glue-point="0" svg:d="M9445 13546v1538h3493v1537" svg:viewBox="0 0 3494 3076">
          <text:p/>
        </draw:connector>
        <draw:connector draw:style-name="gr7" draw:text-style-name="P1" draw:layer="layout" svg:x1="7.731cm" svg:y1="12.593cm" svg:x2="3.667cm" svg:y2="16.494cm" draw:start-shape="id14" draw:start-glue-point="3" draw:end-shape="id16" draw:end-glue-point="5" svg:d="M7731 12593h-4064v3901" svg:viewBox="0 0 4065 3902">
          <text:p/>
        </draw:connector>
        <draw:connector draw:style-name="gr7" draw:text-style-name="P1" draw:layer="layout" draw:line-skew="-0.953cm" svg:x1="25.066cm" svg:y1="13.573cm" svg:x2="23.225cm" svg:y2="16.494cm" draw:start-shape="id17" draw:start-glue-point="2" draw:end-shape="id18" draw:end-glue-point="5" svg:d="M25066 13573v508h-1841v2413" svg:viewBox="0 0 1842 2922">
          <text:p/>
        </draw:connector>
        <draw:connector draw:style-name="gr7" draw:text-style-name="P1" draw:layer="layout" svg:x1="18.462cm" svg:y1="13.573cm" svg:x2="23.225cm" svg:y2="16.494cm" draw:start-shape="id11" draw:start-glue-point="2" draw:end-shape="id18" draw:end-glue-point="5" svg:d="M18462 13573v1461h4763v1460" svg:viewBox="0 0 4764 2922">
          <text:p/>
        </draw:connector>
        <draw:line draw:style-name="gr9" draw:text-style-name="P7" draw:layer="layout" svg:x1="1cm" svg:y1="15.351cm" svg:x2="28.573cm" svg:y2="15.351cm">
          <text:p/>
        </draw:line>
        <draw:line draw:style-name="gr9" draw:text-style-name="P7" draw:layer="layout" svg:x1="1.254cm" svg:y1="8.62cm" svg:x2="28.827cm" svg:y2="8.62cm">
          <text:p/>
        </draw:line>
        <draw:frame draw:style-name="gr10" draw:text-style-name="P1" draw:layer="layout" svg:width="0.571cm" svg:height="0.571cm" svg:x="5.763cm" svg:y="6.334cm">
          <draw:image xlink:href="Pictures/1000020100000100000001004DB289FD744ABA09.png" xlink:type="simple" xlink:show="embed" xlink:actuate="onLoad">
            <text:p/>
          </draw:image>
        </draw:frame>
        <draw:frame draw:style-name="gr10" draw:text-style-name="P1" draw:layer="layout" svg:width="0.571cm" svg:height="0.571cm" svg:x="15.224cm" svg:y="6.398cm">
          <draw:image xlink:href="Pictures/1000020100000100000001004DB289FD744ABA09.png" xlink:type="simple" xlink:show="embed" xlink:actuate="onLoad">
            <text:p/>
          </draw:image>
        </draw:frame>
        <draw:frame draw:style-name="gr10" draw:text-style-name="P1" draw:layer="layout" svg:width="0.571cm" svg:height="0.571cm" svg:x="21.765cm" svg:y="6.398cm">
          <draw:image xlink:href="Pictures/1000020100000100000001004DB289FD744ABA09.png" xlink:type="simple" xlink:show="embed" xlink:actuate="onLoad">
            <text:p/>
          </draw:image>
        </draw:frame>
        <draw:frame draw:style-name="gr10" draw:text-style-name="P1" draw:layer="layout" svg:width="0.571cm" svg:height="0.571cm" svg:x="23.416cm" svg:y="15.796cm">
          <draw:image xlink:href="Pictures/1000020100000100000001004DB289FD744ABA09.png" xlink:type="simple" xlink:show="embed" xlink:actuate="onLoad">
            <text:p/>
          </draw:image>
        </draw:frame>
        <draw:frame draw:style-name="gr10" draw:text-style-name="P1" draw:layer="layout" svg:width="0.571cm" svg:height="0.571cm" svg:x="13.065cm" svg:y="15.859cm">
          <draw:image xlink:href="Pictures/1000020100000100000001004DB289FD744ABA09.png" xlink:type="simple" xlink:show="embed" xlink:actuate="onLoad">
            <text:p/>
          </draw:image>
        </draw:frame>
        <draw:custom-shape draw:style-name="gr5" draw:text-style-name="P6" draw:layer="layout" svg:width="1.27cm" svg:height="0.508cm" svg:x="24.495cm" svg:y="1.25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76cm" svg:height="0.489cm" svg:x="25.741cm" svg:y="1.254cm">
          <draw:text-box>
            <text:p text:style-name="P9"><text:span text:style-name="T3">Expos</text:span><text:span text:style-name="T3">ed Port</text:span></text:p>
          </draw:text-box>
        </draw:frame>
        <draw:frame draw:style-name="gr10" draw:text-style-name="P1" draw:layer="layout" svg:width="0.571cm" svg:height="0.571cm" svg:x="24.813cm" svg:y="2.153cm">
          <draw:image xlink:href="Pictures/1000020100000100000001004DB289FD744ABA09.png" xlink:type="simple" xlink:show="embed" xlink:actuate="onLoad">
            <text:p/>
          </draw:image>
        </draw:frame>
        <draw:frame draw:style-name="gr11" draw:text-style-name="P12" draw:layer="layout" svg:width="2.902cm" svg:height="0.489cm" svg:x="25.757cm" svg:y="2.108cm">
          <draw:text-box>
            <text:p text:style-name="P11"><text:span text:style-name="T4">Authentifizierung benötigt</text:span></text:p>
          </draw:text-box>
        </draw:frame>
        <draw:custom-shape draw:style-name="gr12" draw:text-style-name="P5" draw:layer="layout" svg:width="1.397cm" svg:height="0.508cm" svg:x="20.797cm" svg:y="1.254cm">
          <text:p text:style-name="P4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2.17cm" svg:height="0.489cm" svg:x="22.086cm" svg:y="1.273cm">
          <draw:text-box>
            <text:p text:style-name="P11"><text:span text:style-name="T4">Docker-Container</text:span></text:p>
          </draw:text-box>
        </draw:frame>
        <draw:custom-shape draw:style-name="gr13" draw:text-style-name="P2" draw:layer="layout" svg:width="0.762cm" svg:height="0.762cm" svg:x="21.051cm" svg:y="2.016cm">
          <text:p text:style-name="P1"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12" draw:layer="layout" svg:width="2.428cm" svg:height="0.489cm" svg:x="22.067cm" svg:y="2.162cm">
          <draw:text-box>
            <text:p text:style-name="P11"><text:span text:style-name="T4">Externe Datenque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6:22:21.597706151</meta:creation-date>
    <dc:date>2018-10-17T17:14:16.845420211</dc:date>
    <meta:editing-duration>PT10M</meta:editing-duration>
    <meta:editing-cycles>2</meta:editing-cycles>
    <meta:generator>LibreOffice/6.0.6.2$Linux_X86_64 LibreOffice_project/00m0$Build-2</meta:generator>
    <meta:document-statistic meta:object-count="54"/>
  </office:meta>
</office:document-meta>
</file>